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/>
    </style:style>
    <style:style style:name="T23" style:parent-style-name="Policepardéfaut" style:family="text">
      <style:text-properties fo:font-weight="bold" style:font-weight-asian="bold" fo:color="#000000"/>
    </style:style>
    <style:style style:name="T24" style:parent-style-name="Policepardéfaut" style:family="text">
      <style:text-properties fo:font-weight="bold" style:font-weight-asian="bold" fo:color="#000000"/>
    </style:style>
    <style:style style:name="P2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7" style:parent-style-name="Policepardéfaut" style:family="text">
      <style:text-properties fo:font-weight="bold" style:font-weight-asian="bold" fo:color="#000000"/>
    </style:style>
    <style:style style:name="T28" style:parent-style-name="Policepardéfaut" style:family="text">
      <style:text-properties fo:font-weight="bold" style:font-weight-asian="bold" fo:color="#000000"/>
    </style:style>
    <style:style style:name="P29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0" style:parent-style-name="Policepardéfaut" style:family="text">
      <style:text-properties fo:color="#000000"/>
    </style:style>
    <style:style style:name="T31" style:parent-style-name="Policepardéfaut" style:family="text">
      <style:text-properties fo:color="#000000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P34" style:parent-style-name="Standard" style:family="paragraph">
      <style:text-properties fo:font-style="italic" style:font-style-asian="italic"/>
    </style:style>
    <style:style style:name="P35" style:parent-style-name="Standard" style:family="paragraph">
      <style:text-properties fo:font-style="italic" style:font-style-asian="italic"/>
    </style:style>
    <style:style style:name="T36" style:parent-style-name="Policepardéfaut" style:family="text">
      <style:text-properties fo:font-style="italic" style:font-style-asian="italic"/>
    </style:style>
    <style:style style:name="T37" style:parent-style-name="Policepardéfaut" style:family="text">
      <style:text-properties fo:font-style="italic" style:font-style-asian="italic"/>
    </style:style>
    <style:style style:name="T38" style:parent-style-name="Policepardéfaut" style:family="text">
      <style:text-properties fo:font-style="italic" style:font-style-asian="italic"/>
    </style:style>
    <style:style style:name="T39" style:parent-style-name="Policepardéfaut" style:family="text">
      <style:text-properties fo:font-style="italic" style:font-style-asian="italic"/>
    </style:style>
    <style:style style:name="P40" style:parent-style-name="Standard" style:family="paragraph"/>
    <style:style style:name="P41" style:parent-style-name="Standard" style:family="paragraph"/>
    <style:style style:name="P42" style:parent-style-name="Standard" style:family="paragraph"/>
    <style:style style:name="T43" style:parent-style-name="Policepardéfaut" style:family="text">
      <style:text-properties fo:font-style="italic" style:font-style-asian="italic"/>
    </style:style>
    <style:style style:name="T44" style:parent-style-name="Policepardéfaut" style:family="text">
      <style:text-properties fo:font-style="italic" style:font-style-asian="italic"/>
    </style:style>
    <style:style style:name="T45" style:parent-style-name="Policepardéfaut" style:family="text">
      <style:text-properties fo:font-style="italic" style:font-style-asian="italic"/>
    </style:style>
    <style:style style:name="T46" style:parent-style-name="Policepardéfaut" style:family="text">
      <style:text-properties fo:font-style="italic" style:font-style-asian="italic"/>
    </style:style>
    <style:style style:name="T47" style:parent-style-name="Policepardéfaut" style:family="text">
      <style:text-properties fo:font-style="italic" style:font-style-asian="italic"/>
    </style:style>
    <style:style style:name="TableColumn49" style:family="table-column">
      <style:table-column-properties style:column-width="0.209in" style:use-optimal-column-width="false"/>
    </style:style>
    <style:style style:name="TableColumn50" style:family="table-column">
      <style:table-column-properties style:column-width="1.4993in" style:use-optimal-column-width="false"/>
    </style:style>
    <style:style style:name="TableColumn51" style:family="table-column">
      <style:table-column-properties style:column-width="1.4694in" style:use-optimal-column-width="false"/>
    </style:style>
    <style:style style:name="TableColumn52" style:family="table-column">
      <style:table-column-properties style:column-width="1.1979in" style:use-optimal-column-width="false"/>
    </style:style>
    <style:style style:name="TableColumn53" style:family="table-column">
      <style:table-column-properties style:column-width="0.6041in" style:use-optimal-column-width="false"/>
    </style:style>
    <style:style style:name="TableColumn54" style:family="table-column">
      <style:table-column-properties style:column-width="1.593in" style:use-optimal-column-width="false"/>
    </style:style>
    <style:style style:name="Table48" style:family="table">
      <style:table-properties style:width="6.5729in" fo:margin-left="0in" table:align="left"/>
    </style:style>
    <style:style style:name="TableRow55" style:family="table-row">
      <style:table-row-properties style:min-row-height="0.2187in" style:use-optimal-row-height="false"/>
    </style:style>
    <style:style style:name="TableCell56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57" style:parent-style-name="Policepardéfaut" style:family="text">
      <style:text-properties fo:color="#FFFFFF" fo:font-size="10pt" style:font-size-asian="10pt" style:font-size-complex="10pt"/>
    </style:style>
    <style:style style:name="TableCell58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59" style:parent-style-name="Policepardéfaut" style:family="text">
      <style:text-properties fo:color="#FFFFFF" fo:font-size="10pt" style:font-size-asian="10pt" style:font-size-complex="10pt"/>
    </style:style>
    <style:style style:name="TableCell60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61" style:parent-style-name="Policepardéfaut" style:family="text">
      <style:text-properties fo:color="#FFFFFF" fo:font-size="10pt" style:font-size-asian="10pt" style:font-size-complex="10pt"/>
    </style:style>
    <style:style style:name="TableCell62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63" style:parent-style-name="Policepardéfaut" style:family="text">
      <style:text-properties fo:color="#FFFFFF" fo:font-size="10pt" style:font-size-asian="10pt" style:font-size-complex="10pt"/>
    </style:style>
    <style:style style:name="TableCell64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65" style:parent-style-name="Policepardéfaut" style:family="text">
      <style:text-properties fo:color="#FFFFFF" fo:font-size="10pt" style:font-size-asian="10pt" style:font-size-complex="10pt"/>
    </style:style>
    <style:style style:name="TableCell66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67" style:parent-style-name="Policepardéfaut" style:family="text">
      <style:text-properties fo:color="#FFFFFF" fo:font-size="10pt" style:font-size-asian="10pt" style:font-size-complex="10pt"/>
    </style:style>
    <style:style style:name="TableRow68" style:family="table-row">
      <style:table-row-properties style:min-row-height="0.375in" style:use-optimal-row-height="false"/>
    </style:style>
    <style:style style:name="TableCell6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0" style:parent-style-name="Standard" style:family="paragraph">
      <style:paragraph-properties fo:text-align="end"/>
    </style:style>
    <style:style style:name="T71" style:parent-style-name="Policepardéfaut" style:family="text">
      <style:text-properties fo:font-size="10pt" style:font-size-asian="10pt" style:font-size-complex="10pt"/>
    </style:style>
    <style:style style:name="TableCell7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3" style:parent-style-name="Standard" style:family="paragraph">
      <style:text-properties fo:font-size="10pt" style:font-size-asian="10pt" style:font-size-complex="10pt"/>
    </style:style>
    <style:style style:name="TableCell7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5" style:parent-style-name="Standard" style:family="paragraph">
      <style:text-properties fo:font-size="10pt" style:font-size-asian="10pt" style:font-size-complex="10pt"/>
    </style:style>
    <style:style style:name="TableCell7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7" style:parent-style-name="Standard" style:family="paragraph">
      <style:text-properties fo:font-size="10pt" style:font-size-asian="10pt" style:font-size-complex="10pt"/>
    </style:style>
    <style:style style:name="TableCell7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79" style:parent-style-name="Policepardéfaut" style:family="text">
      <style:text-properties fo:font-size="10pt" style:font-size-asian="10pt" style:font-size-complex="10pt"/>
    </style:style>
    <style:style style:name="T80" style:parent-style-name="Policepardéfaut" style:family="text">
      <style:text-properties fo:font-size="10pt" style:font-size-asian="10pt" style:font-size-complex="10pt"/>
    </style:style>
    <style:style style:name="TableCell8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2" style:parent-style-name="Standard" style:family="paragraph">
      <style:text-properties fo:font-size="10pt" style:font-size-asian="10pt" style:font-size-complex="10pt"/>
    </style:style>
    <style:style style:name="TableRow83" style:family="table-row">
      <style:table-row-properties style:min-row-height="0.5416in" style:use-optimal-row-height="false"/>
    </style:style>
    <style:style style:name="TableCell8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5" style:parent-style-name="Standard" style:family="paragraph">
      <style:paragraph-properties fo:text-align="end"/>
    </style:style>
    <style:style style:name="T86" style:parent-style-name="Policepardéfaut" style:family="text">
      <style:text-properties fo:font-size="10pt" style:font-size-asian="10pt" style:font-size-complex="10pt"/>
    </style:style>
    <style:style style:name="TableCell8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8" style:parent-style-name="Standard" style:family="paragraph">
      <style:text-properties fo:font-size="10pt" style:font-size-asian="10pt" style:font-size-complex="10pt"/>
    </style:style>
    <style:style style:name="TableCell8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0" style:parent-style-name="Standard" style:family="paragraph">
      <style:text-properties fo:font-size="10pt" style:font-size-asian="10pt" style:font-size-complex="10pt"/>
    </style:style>
    <style:style style:name="TableCell9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2" style:parent-style-name="Standard" style:family="paragraph">
      <style:text-properties fo:font-size="10pt" style:font-size-asian="10pt" style:font-size-complex="10pt"/>
    </style:style>
    <style:style style:name="TableCell9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4" style:parent-style-name="Standard" style:family="paragraph">
      <style:text-properties fo:font-size="10pt" style:font-size-asian="10pt" style:font-size-complex="10pt"/>
    </style:style>
    <style:style style:name="TableCell9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6" style:parent-style-name="Standard" style:family="paragraph">
      <style:text-properties fo:font-size="10pt" style:font-size-asian="10pt" style:font-size-complex="10pt"/>
    </style:style>
  </office:automatic-styles>
  <office:body>
    <office:text text:use-soft-page-breaks="true">
      <text:p text:style-name="P1"><text:bookmark-start text:name="_cwuvn3ny1gac"/><text:bookmark-end text:name="_cwuvn3ny1gac"/>Rapport<text:s/>d’interven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</text:span></text:a><text:a xlink:href="#_s89pup9bbtic" office:target-frame-name="_top" xlink:show="replace"><text:span text:style-name="T22">s</text:span></text:a><text:a xlink:href="#_s89pup9bbtic" office:target-frame-name="_top" xlink:show="replace"><text:span text:style-name="T23"><text:s/>additionnelles à la demande du client</text:span></text:a><text:span text:style-name="T24"><text:tab/>2</text:span></text:p>
          <text:p text:style-name="P25"><text:a xlink:href="#_gt5hgt2h0fn6" office:target-frame-name="_top" xlink:show="replace">1 - …</text:a><text:tab/>2</text:p>
          <text:p text:style-name="P26"><text:a xlink:href="#_w04kirgfeg7j" office:target-frame-name="_top" xlink:show="replace"><text:span text:style-name="T27">Annexe</text:span></text:a><text:span text:style-name="T28"><text:tab/>3</text:span></text:p>
          <text:p text:style-name="P29"><text:a xlink:href="#_3m019n8dyixe" office:target-frame-name="_top" xlink:show="replace"><text:span text:style-name="T30">Rapport complet de l’audit Lighthouse</text:span></text:a><text:span text:style-name="T31"><text:tab/>3</text:span></text:p>
        </text:index-body>
      </text:table-of-content>
      <text:p text:style-name="Standard"/>
      <text:p text:style-name="P32"/>
      <text:p text:style-name="P33"/>
      <text:p text:style-name="P34"/>
      <text:p text:style-name="P3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<text:s/>Score Lighthouse</text:h>
      <text:h text:style-name="Titre2" text:outline-level="2"><text:bookmark-start text:name="_pqxxvr9fkvmb"/><text:bookmark-end text:name="_pqxxvr9fkvmb"/>Score Lighthouse avant optimisation</text:h>
      <text:p text:style-name="Standard"/>
      <text:h text:style-name="Titre2" text:outline-level="2"><text:bookmark-start text:name="_2639sr7sbrhx"/><text:bookmark-end text:name="_2639sr7sbrhx"/>Score Lighthouse après optimisation</text:h>
      <text:p text:style-name="Standard">[<text:span text:style-name="T36">Insérer ici une capture des scores Lighthouse après<text:s/></text:span><text:span text:style-name="T37">optimisation</text:span>]</text:p>
      <text:h text:style-name="Titre1" text:outline-level="1"><text:bookmark-start text:name="_75j88ale97cb"/><text:bookmark-end text:name="_75j88ale97cb"/>II - Détails des<text:s/>optimisations et interventions effectuées</text:h>
      <text:h text:style-name="Titre2" text:outline-level="2"><text:bookmark-start text:name="_uxfyskso5n4s"/><text:bookmark-end text:name="_uxfyskso5n4s"/>1 - Les<text:s/>images</text:h>
      <text:p text:style-name="Standard">Le projet comporte originellement<text:s/><text:span text:style-name="T38">XX</text:span><text:s/>images pour un poids total de<text:s/><text:span text:style-name="T39">XX </text:span>MB. Nous avons effectué les modifications suivantes aux images :</text:p>
      <text:list text:style-name="WWNum1">
        <text:list-item text:start-value="0">
          <text:p text:style-name="P40">…</text:p>
        </text:list-item>
        <text:list-item>
          <text:p text:style-name="P41">…</text:p>
        </text:list-item>
        <text:list-item>
          <text:p text:style-name="P42">…</text:p>
        </text:list-item>
      </text:list>
      <text:p text:style-name="Standard">Après les modifications, le poids total des images est de<text:s/><text:span text:style-name="T43">XX </text:span>MB, soit un gain de<text:s/><text:span text:style-name="T44">XX </text:span>%.</text:p>
      <text:h text:style-name="Titre2" text:outline-level="2"><text:bookmark-start text:name="_xkbpxkl6umhk"/><text:bookmark-end text:name="_xkbpxkl6umhk"/>2 - …</text:h>
      <text:h text:style-name="Titre1" text:outline-level="1"><text:bookmark-start text:name="_r7gkf09frlj5"/><text:bookmark-end text:name="_r7gkf09frlj5"/>III - Accessibilité du site</text:h>
      <text:h text:style-name="Titre2" text:outline-level="2"><text:bookmark-start text:name="_7ogy2vnaiig1"/><text:bookmark-end text:name="_7ogy2vnaiig1"/>Accessibilité avant optimisation</text:h>
      <text:p text:style-name="Standard"><text:span text:style-name="T45">[Insérer une capture de la page du site avec l’extension Wave avant optimisation]</text:span></text:p>
      <text:p text:style-name="Standard"/>
      <text:h text:style-name="Titre2" text:outline-level="2"><text:bookmark-start text:name="_ps60efz3wq9e"/><text:bookmark-end text:name="_ps60efz3wq9e"/>Accessibilité après optimisation</text:h>
      <text:p text:style-name="Standard"><text:span text:style-name="T46">[Insérer une capture de la page du site avec l’extension Wave après optimisation]</text:span></text:p>
      <text:p text:style-name="Standard"/>
      <text:h text:style-name="Titre2" text:outline-level="2"><text:bookmark-start text:name="_2un6chr8bug1"/><text:bookmark-end text:name="_2un6chr8bug1"/>Modifications effectuées</text:h>
      <text:p text:style-name="Standard"><text:span text:style-name="T47">[Lister les modifications faites pour valider l’accessibilité]</text:span></text:p>
      <text:h text:style-name="Titre1" text:outline-level="1"><text:bookmark-start text:name="_s89pup9bbtic"/><text:bookmark-end text:name="_s89pup9bbtic"/>IV<text:s/>- Détails de réalisations additionnelles à la demande du client</text:h>
      <text:h text:style-name="Titre2" text:outline-level="2"><text:bookmark-start text:name="_gt5hgt2h0fn6"/><text:bookmark-end text:name="_gt5hgt2h0fn6"/>1 - …</text:h>
      <text:p text:style-name="Standard"/>
      <text:h text:style-name="Titre1" text:outline-level="1"><text:bookmark-start text:name="_g14s4rxeoboc"/><text:bookmark-end text:name="_g14s4rxeoboc"/>V - Cahier de recette</text:h>
      <text:p text:style-name="Standard">Détail des fonctionnalités débuggées et de leur statut :</text:p>
      <text:p text:style-name="Standard"/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Standard"><text:span text:style-name="T57">ID</text:span></text:p>
          </table:table-cell>
          <table:table-cell table:style-name="TableCell58">
            <text:p text:style-name="Standard"><text:span text:style-name="T59">Action</text:span></text:p>
          </table:table-cell>
          <table:table-cell table:style-name="TableCell60">
            <text:p text:style-name="Standard"><text:span text:style-name="T61">Résultat initial</text:span></text:p>
          </table:table-cell>
          <table:table-cell table:style-name="TableCell62">
            <text:p text:style-name="Standard"><text:span text:style-name="T63">Résultat attendu</text:span></text:p>
          </table:table-cell>
          <table:table-cell table:style-name="TableCell64">
            <text:p text:style-name="Standard"><text:span text:style-name="T65">Statut</text:span></text:p>
          </table:table-cell>
          <table:table-cell table:style-name="TableCell66">
            <text:p text:style-name="Standard"><text:span text:style-name="T67">Remarques et commentaires</text:span></text:p>
          </table:table-cell>
        </table:table-row>
        <table:table-row table:style-name="TableRow68">
          <table:table-cell table:style-name="TableCell69">
            <text:p text:style-name="P70"><text:span text:style-name="T71">1</text:span></text:p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Standard"><text:span text:style-name="T79">À faire /<text:s/></text:span><text:span text:style-name="T80">Résolu</text:span></text:p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<text:span text:style-name="T86">2</text:span>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</table:table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Zyroks</meta:initial-creator>
    <dc:creator>elise mairet</dc:creator>
    <meta:creation-date>2024-06-06T13:33:00Z</meta:creation-date>
    <dc:date>2024-06-06T16:30:00Z</dc:date>
    <meta:template xlink:href="Normal.dotm" xlink:type="simple"/>
    <meta:editing-cycles>4</meta:editing-cycles>
    <meta:editing-duration>PT11040S</meta:editing-duration>
    <meta:document-statistic meta:page-count="1" meta:paragraph-count="3" meta:word-count="285" meta:character-count="1852" meta:row-count="13" meta:non-whitespace-character-count="1570"/>
  </office:meta>
</office:document-meta>
</file>